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7d6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7d6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7d6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7d6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7d6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7d6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7d6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7d6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7d6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7d6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7d6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7d6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7d6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7d6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7d6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7d6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7d6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aura Victoria Gamboa Guaica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10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37550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ustavo Adolfo Cermeño Ram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2898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3.7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9" meta:non-whitespace-character-count="1010"/>
    <meta:template xlink:type="simple" xlink:actuate="onRequest" xlink:title="Normal" xlink:href=""/>
  </office:meta>
</office:document-meta>
</file>